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68cm" fo:break-before="auto" style:use-optimal-row-height="fals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1.268cm" fo:break-before="auto" style:use-optimal-row-height="false"/>
    </style:style>
    <style:style style:name="ro4" style:family="table-row">
      <style:table-row-properties style:row-height="2.023cm" fo:break-before="auto" style:use-optimal-row-height="fals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2.413cm" fo:break-before="auto" style:use-optimal-row-height="false"/>
    </style:style>
    <style:style style:name="ro7" style:family="table-row">
      <style:table-row-properties style:row-height="2.78cm" fo:break-before="auto" style:use-optimal-row-height="false"/>
    </style:style>
    <style:style style:name="ro8" style:family="table-row">
      <style:table-row-properties style:row-height="4.29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4.393cm" svg:height="8.242cm" svg:x="7.372cm" svg:y="0.115cm">
            <draw:object draw:notify-on-update-of-ranges="Planilha1.A2:Planilha1.A5 Planilha1.B1:Planilha1.B1 Planilha1.B2:Planilha1.B5 Planilha1.C1:Planilha1.C1 Planilha1.C2:Planilha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4" table:number-columns-repeated="8" table:default-cell-style-name="Default"/>
        <table:table-column table:style-name="co4" table:number-columns-repeated="16367" table:default-cell-style-name="ce5"/>
        <table:table-row table:style-name="ro1">
          <table:table-cell table:style-name="ce1"/>
          <table:table-cell table:style-name="ce1" office:value-type="string" calcext:value-type="string">
            <text:p>Possui sistema</text:p>
          </table:table-cell>
          <table:table-cell table:style-name="ce1" office:value-type="string" calcext:value-type="string">
            <text:p>Não possui sistema</text:p>
          </table:table-cell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2" office:value-type="string" calcext:value-type="string">
            <text:p>Distribuiçã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6375"/>
        </table:table-row>
        <table:table-row table:style-name="ro3">
          <table:table-cell table:style-name="ce2" office:value-type="string" calcext:value-type="string">
            <text:p>Priorizaçã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6375"/>
        </table:table-row>
        <table:table-row table:style-name="ro3">
          <table:table-cell table:style-name="ce2" office:value-type="string" calcext:value-type="string">
            <text:p>Entre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6"/>
          <table:table-cell table:number-columns-repeated="16375"/>
        </table:table-row>
        <table:table-row table:style-name="ro4">
          <table:table-cell table:style-name="ce2" office:value-type="string" calcext:value-type="string">
            <text:p>Organizaçã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16375"/>
        </table:table-row>
        <table:table-row table:style-name="ro5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6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3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6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3" table:number-rows-repeated="2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7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3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4"/>
          <table:table-cell table:style-name="ce3" table:number-columns-repeated="2"/>
          <table:table-cell table:style-name="ce4" table:number-columns-repeated="6"/>
          <table:table-cell table:number-columns-repeated="16375"/>
        </table:table-row>
        <table:table-row table:style-name="ro3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7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8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9" table:number-rows-repeated="100">
          <table:table-cell table:style-name="ce4" table:number-columns-repeated="9"/>
          <table:table-cell table:number-columns-repeated="16375"/>
        </table:table-row>
        <table:table-row table:style-name="ro9" table:number-rows-repeated="1048457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9:56:44.916401392</meta:creation-date>
    <dc:date>2024-09-02T10:46:07.859851645</dc:date>
    <meta:editing-duration>PT39M41S</meta:editing-duration>
    <meta:editing-cycles>3</meta:editing-cycles>
    <meta:generator>LibreOffice/7.4.7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94cm" svg:height="8.243cm" xlink:href=".." xlink:type="simple" chart:class="chart:bar" chart:style-name="ch1">
        <chart:title svg:x="1.965cm" svg:y="0.299cm" chart:style-name="ch2">
          <text:p>Maiores problemas você enfrentados na gestão dos pedidos </text:p>
        </chart:title>
        <chart:legend chart:legend-position="top" svg:x="11.205cm" svg:y="2.309cm" style:legend-expansion="custom" svg:width="2.847cm" svg:height="3.026cm" style:legend-expansion-aspect-ratio="0.940846001321877" chart:style-name="ch3"/>
        <chart:plot-area chart:style-name="ch4" table:cell-range-address="Planilha1.A1:Planilha1.C5" chart:data-source-has-labels="both" svg:x="0.263cm" svg:y="1.628cm" svg:width="10.702cm" svg:height="6.547cm">
          <chart:coordinate-region svg:x="2.551cm" svg:y="1.628cm" svg:width="8.312cm" svg:height="5.895cm"/>
          <chart:axis chart:dimension="x" chart:name="primary-x" chart:style-name="ch5" chartooo:axis-type="auto">
            <chartooo:date-scale/>
            <chart:categories table:cell-range-address="Planilha1.A2:Planilha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B2:Planilha1.B5" chart:label-cell-address="Planilha1.B1:Planilha1.B1" chart:class="chart:bar">
            <chart:data-point chart:repeated="4"/>
          </chart:series>
          <chart:series chart:style-name="ch9" chart:values-cell-range-address="Planilha1.C2:Planilha1.C5" chart:label-cell-address="Planilha1.C1:Planilha1.C1" chart:class="chart:bar">
            <chart:data-point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sui sistema</text:p>
                <draw:g>
                  <svg:desc>Planilha1.B1:Planilha1.B1</svg:desc>
                </draw:g>
              </table:table-cell>
              <table:table-cell office:value-type="string">
                <text:p>Não possui sistema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ribuição</text:p>
                <draw:g>
                  <svg:desc>Planilha1.A2:Planilha1.A5</svg:desc>
                </draw:g>
              </table:table-cell>
              <table:table-cell office:value-type="float" office:value="1">
                <text:p>1</text:p>
                <draw:g>
                  <svg:desc>Planilha1.B2:Planilha1.B5</svg:desc>
                </draw:g>
              </table:table-cell>
              <table:table-cell office:value-type="float" office:value="0">
                <text:p>0</text:p>
                <draw:g>
                  <svg:desc>Planilha1.C2:Planilha1.C5</svg:desc>
                </draw:g>
              </table:table-cell>
            </table:table-row>
            <table:table-row>
              <table:table-cell office:value-type="string">
                <text:p>Priorização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trega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rganização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